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4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"/>
        <table:table-column table:style-name="co1" table:default-cell-style-name="ce8"/>
        <table:table-column table:style-name="co1" table:default-cell-style-name="ce5"/>
        <table:table-column table:style-name="co1" table:number-columns-repeated="4" table:default-cell-style-name="Default"/>
        <table:table-column table:style-name="co1" table:default-cell-style-name="ce9"/>
        <table:table-column table:style-name="co1" table:number-columns-repeated="9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</text:p>
          </table:table-cell>
          <table:table-cell office:value-type="float" office:value="107.8682" calcext:value-type="float">
            <text:p>107.87</text:p>
          </table:table-cell>
          <table:table-cell office:value-type="string" calcext:value-type="string">
            <text:p>AG</text:p>
          </table:table-cell>
          <table:table-cell table:formula="of:=UPPER([.J3])" office:value-type="string" office:string-value="AG" calcext:value-type="string">
            <text:p>AG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</text:p>
          </table:table-cell>
          <table:table-cell office:value-type="float" office:value="107.87" calcext:value-type="float">
            <text:p>107.87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</text:p>
          </table:table-cell>
          <table:table-cell office:value-type="float" office:value="26.9815" calcext:value-type="float">
            <text:p>26.98</text:p>
          </table:table-cell>
          <table:table-cell office:value-type="string" calcext:value-type="string">
            <text:p>AL</text:p>
          </table:table-cell>
          <table:table-cell table:formula="of:=UPPER([.J4])" office:value-type="string" office:string-value="AL" calcext:value-type="string">
            <text:p>AL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</text:p>
          </table:table-cell>
          <table:table-cell office:value-type="float" office:value="26.98" calcext:value-type="float">
            <text:p>26.98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74.9216" calcext:value-type="float">
            <text:p>74.92</text:p>
          </table:table-cell>
          <table:table-cell office:value-type="string" calcext:value-type="string">
            <text:p>AS</text:p>
          </table:table-cell>
          <table:table-cell table:formula="of:=UPPER([.J5])" office:value-type="string" office:string-value="AS" calcext:value-type="string">
            <text:p>AS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</text:p>
          </table:table-cell>
          <table:table-cell office:value-type="float" office:value="74.92" calcext:value-type="float">
            <text:p>74.92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</text:p>
          </table:table-cell>
          <table:table-cell office:value-type="float" office:value="196.9665" calcext:value-type="float">
            <text:p>196.97</text:p>
          </table:table-cell>
          <table:table-cell office:value-type="string" calcext:value-type="string">
            <text:p>AU</text:p>
          </table:table-cell>
          <table:table-cell table:formula="of:=UPPER([.J6])" office:value-type="string" office:string-value="AU" calcext:value-type="string">
            <text:p>AU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</text:p>
          </table:table-cell>
          <table:table-cell office:value-type="float" office:value="196.97" calcext:value-type="float">
            <text:p>196.97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.811" calcext:value-type="float">
            <text:p>10.81</text:p>
          </table:table-cell>
          <table:table-cell office:value-type="string" calcext:value-type="string">
            <text:p>B</text:p>
          </table:table-cell>
          <table:table-cell table:formula="of:=UPPER([.J7]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</text:p>
          </table:table-cell>
          <table:table-cell office:value-type="float" office:value="137.327" calcext:value-type="float">
            <text:p>137.33</text:p>
          </table:table-cell>
          <table:table-cell office:value-type="string" calcext:value-type="string">
            <text:p>BA</text:p>
          </table:table-cell>
          <table:table-cell table:formula="of:=UPPER([.J8])" office:value-type="string" office:string-value="BA" calcext:value-type="string">
            <text:p>BA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</text:p>
          </table:table-cell>
          <table:table-cell office:value-type="float" office:value="137.33" calcext:value-type="float">
            <text:p>137.33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</text:p>
          </table:table-cell>
          <table:table-cell office:value-type="float" office:value="9.0122" calcext:value-type="float">
            <text:p>9.01</text:p>
          </table:table-cell>
          <table:table-cell office:value-type="string" calcext:value-type="string">
            <text:p>BE</text:p>
          </table:table-cell>
          <table:table-cell table:formula="of:=UPPER([.J9])" office:value-type="string" office:string-value="BE" calcext:value-type="string">
            <text:p>BE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</text:p>
          </table:table-cell>
          <table:table-cell office:value-type="float" office:value="9.01" calcext:value-type="float">
            <text:p>9.01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</text:p>
          </table:table-cell>
          <table:table-cell office:value-type="float" office:value="79.904" calcext:value-type="float">
            <text:p>79.90</text:p>
          </table:table-cell>
          <table:table-cell office:value-type="string" calcext:value-type="string">
            <text:p>BR</text:p>
          </table:table-cell>
          <table:table-cell table:formula="of:=UPPER([.J10])" office:value-type="string" office:string-value="BR" calcext:value-type="string">
            <text:p>BR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2.0107" calcext:value-type="float">
            <text:p>12.01</text:p>
          </table:table-cell>
          <table:table-cell office:value-type="string" calcext:value-type="string">
            <text:p>C</text:p>
          </table:table-cell>
          <table:table-cell table:formula="of:=UPPER([.J11])" office:value-type="string" office:string-value="C" calcext:value-type="string">
            <text:p>C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</text:p>
          </table:table-cell>
          <table:table-cell office:value-type="float" office:value="40.078" calcext:value-type="float">
            <text:p>40.08</text:p>
          </table:table-cell>
          <table:table-cell office:value-type="string" calcext:value-type="string">
            <text:p>CA</text:p>
          </table:table-cell>
          <table:table-cell table:formula="of:=UPPER([.J12])" office:value-type="string" office:string-value="CA" calcext:value-type="string">
            <text:p>CA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</text:p>
          </table:table-cell>
          <table:table-cell office:value-type="float" office:value="40.08" calcext:value-type="float">
            <text:p>40.08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D</text:p>
          </table:table-cell>
          <table:table-cell office:value-type="float" office:value="112.411" calcext:value-type="float">
            <text:p>112.41</text:p>
          </table:table-cell>
          <table:table-cell office:value-type="string" calcext:value-type="string">
            <text:p>CD</text:p>
          </table:table-cell>
          <table:table-cell table:formula="of:=UPPER([.J13])" office:value-type="string" office:string-value="CD" calcext:value-type="string">
            <text:p>CD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D</text:p>
          </table:table-cell>
          <table:table-cell office:value-type="float" office:value="112.41" calcext:value-type="float">
            <text:p>112.4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</text:p>
          </table:table-cell>
          <table:table-cell office:value-type="float" office:value="35.453" calcext:value-type="float">
            <text:p>35.45</text:p>
          </table:table-cell>
          <table:table-cell office:value-type="string" calcext:value-type="string">
            <text:p>CL</text:p>
          </table:table-cell>
          <table:table-cell table:formula="of:=UPPER([.J14])" office:value-type="string" office:string-value="CL" calcext:value-type="string">
            <text:p>CL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office:value-type="float" office:value="58.9332" calcext:value-type="float">
            <text:p>58.93</text:p>
          </table:table-cell>
          <table:table-cell office:value-type="string" calcext:value-type="string">
            <text:p>CO</text:p>
          </table:table-cell>
          <table:table-cell table:formula="of:=UPPER([.J15])" office:value-type="string" office:string-value="CO" calcext:value-type="string">
            <text:p>CO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office:value-type="float" office:value="58.93" calcext:value-type="float">
            <text:p>58.93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</text:p>
          </table:table-cell>
          <table:table-cell office:value-type="float" office:value="51.9961" calcext:value-type="float">
            <text:p>52.00</text:p>
          </table:table-cell>
          <table:table-cell office:value-type="string" calcext:value-type="string">
            <text:p>CR</text:p>
          </table:table-cell>
          <table:table-cell table:formula="of:=UPPER([.J16])" office:value-type="string" office:string-value="CR" calcext:value-type="string">
            <text:p>CR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</text:p>
          </table:table-cell>
          <table:table-cell office:value-type="float" office:value="63.546" calcext:value-type="float">
            <text:p>63.55</text:p>
          </table:table-cell>
          <table:table-cell office:value-type="string" calcext:value-type="string">
            <text:p>CU</text:p>
          </table:table-cell>
          <table:table-cell table:formula="of:=UPPER([.J17])" office:value-type="string" office:string-value="CU" calcext:value-type="string">
            <text:p>CU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</text:p>
          </table:table-cell>
          <table:table-cell office:value-type="float" office:value="63.55" calcext:value-type="float">
            <text:p>63.55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18.9984" calcext:value-type="float">
            <text:p>19.00</text:p>
          </table:table-cell>
          <table:table-cell office:value-type="string" calcext:value-type="string">
            <text:p>F</text:p>
          </table:table-cell>
          <table:table-cell table:formula="of:=UPPER([.J18])" office:value-type="string" office:string-value="F" calcext:value-type="string">
            <text:p>F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</text:p>
          </table:table-cell>
          <table:table-cell office:value-type="float" office:value="55.845" calcext:value-type="float">
            <text:p>55.85</text:p>
          </table:table-cell>
          <table:table-cell office:value-type="string" calcext:value-type="string">
            <text:p>FE</text:p>
          </table:table-cell>
          <table:table-cell table:formula="of:=UPPER([.J19])" office:value-type="string" office:string-value="FE" calcext:value-type="string">
            <text:p>FE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F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</text:p>
          </table:table-cell>
          <table:table-cell office:value-type="float" office:value="69.723" calcext:value-type="float">
            <text:p>69.72</text:p>
          </table:table-cell>
          <table:table-cell office:value-type="string" calcext:value-type="string">
            <text:p>GA</text:p>
          </table:table-cell>
          <table:table-cell table:formula="of:=UPPER([.J20])" office:value-type="string" office:string-value="GA" calcext:value-type="string">
            <text:p>GA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A</text:p>
          </table:table-cell>
          <table:table-cell office:value-type="float" office:value="69.72" calcext:value-type="float">
            <text:p>69.72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float" office:value="1.0079" calcext:value-type="float">
            <text:p>1.01</text:p>
          </table:table-cell>
          <table:table-cell office:value-type="string" calcext:value-type="string">
            <text:p>H</text:p>
          </table:table-cell>
          <table:table-cell table:formula="of:=UPPER([.J21])" office:value-type="string" office:string-value="H" calcext:value-type="string">
            <text:p>H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G</text:p>
          </table:table-cell>
          <table:table-cell office:value-type="float" office:value="200.59" calcext:value-type="float">
            <text:p>200.59</text:p>
          </table:table-cell>
          <table:table-cell office:value-type="string" calcext:value-type="string">
            <text:p>HG</text:p>
          </table:table-cell>
          <table:table-cell table:formula="of:=UPPER([.J22])" office:value-type="string" office:string-value="HG" calcext:value-type="string">
            <text:p>HG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G</text:p>
          </table:table-cell>
          <table:table-cell office:value-type="float" office:value="200.59" calcext:value-type="float">
            <text:p>200.59</text:p>
          </table:table-cell>
          <table:table-cell office:value-type="string" calcext:value-type="string">
            <text:p>H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26.9045" calcext:value-type="float">
            <text:p>126.90</text:p>
          </table:table-cell>
          <table:table-cell office:value-type="string" calcext:value-type="string">
            <text:p>I</text:p>
          </table:table-cell>
          <table:table-cell table:formula="of:=UPPER([.J23])" office:value-type="string" office:string-value="I" calcext:value-type="string">
            <text:p>I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126.9" calcext:value-type="float">
            <text:p>126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float" office:value="114.818" calcext:value-type="float">
            <text:p>114.82</text:p>
          </table:table-cell>
          <table:table-cell office:value-type="string" calcext:value-type="string">
            <text:p>IN</text:p>
          </table:table-cell>
          <table:table-cell table:formula="of:=UPPER([.J24])" office:value-type="string" office:string-value="IN" calcext:value-type="string">
            <text:p>IN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float" office:value="114.82" calcext:value-type="float">
            <text:p>114.82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9.0983" calcext:value-type="float">
            <text:p>39.10</text:p>
          </table:table-cell>
          <table:table-cell office:value-type="string" calcext:value-type="string">
            <text:p>K</text:p>
          </table:table-cell>
          <table:table-cell table:formula="of:=UPPER([.J25])" office:value-type="string" office:string-value="K" calcext:value-type="string">
            <text:p>K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</text:p>
          </table:table-cell>
          <table:table-cell office:value-type="float" office:value="138.9055" calcext:value-type="float">
            <text:p>138.91</text:p>
          </table:table-cell>
          <table:table-cell office:value-type="string" calcext:value-type="string">
            <text:p>LA</text:p>
          </table:table-cell>
          <table:table-cell table:formula="of:=UPPER([.J26])" office:value-type="string" office:string-value="LA" calcext:value-type="string">
            <text:p>LA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A</text:p>
          </table:table-cell>
          <table:table-cell office:value-type="float" office:value="138.91" calcext:value-type="float">
            <text:p>138.91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</text:p>
          </table:table-cell>
          <table:table-cell office:value-type="float" office:value="6.941" calcext:value-type="float">
            <text:p>6.94</text:p>
          </table:table-cell>
          <table:table-cell office:value-type="string" calcext:value-type="string">
            <text:p>LI</text:p>
          </table:table-cell>
          <table:table-cell table:formula="of:=UPPER([.J27])" office:value-type="string" office:string-value="LI" calcext:value-type="string">
            <text:p>LI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float" office:value="95.94" calcext:value-type="float">
            <text:p>95.94</text:p>
          </table:table-cell>
          <table:table-cell office:value-type="string" calcext:value-type="string">
            <text:p>MO</text:p>
          </table:table-cell>
          <table:table-cell table:formula="of:=UPPER([.J28])" office:value-type="string" office:string-value="MO" calcext:value-type="string">
            <text:p>MO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</text:p>
          </table:table-cell>
          <table:table-cell office:value-type="float" office:value="95.94" calcext:value-type="float">
            <text:p>95.94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4.0067" calcext:value-type="float">
            <text:p>14.01</text:p>
          </table:table-cell>
          <table:table-cell office:value-type="string" calcext:value-type="string">
            <text:p>N</text:p>
          </table:table-cell>
          <table:table-cell table:formula="of:=UPPER([.J29])" office:value-type="string" office:string-value="N" calcext:value-type="string">
            <text:p>N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</text:p>
          </table:table-cell>
          <table:table-cell office:value-type="float" office:value="14.01" calcext:value-type="float">
            <text:p>14.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58.6934" calcext:value-type="float">
            <text:p>58.69</text:p>
          </table:table-cell>
          <table:table-cell office:value-type="string" calcext:value-type="string">
            <text:p>NI</text:p>
          </table:table-cell>
          <table:table-cell table:formula="of:=UPPER([.J30])" office:value-type="string" office:string-value="NI" calcext:value-type="string">
            <text:p>NI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58.69" calcext:value-type="float">
            <text:p>58.69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office:value-type="float" office:value="15.9994" calcext:value-type="float">
            <text:p>16.00</text:p>
          </table:table-cell>
          <table:table-cell office:value-type="string" calcext:value-type="string">
            <text:p>O</text:p>
          </table:table-cell>
          <table:table-cell table:formula="of:=UPPER([.J31])" office:value-type="string" office:string-value="O" calcext:value-type="string">
            <text:p>O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 office:value-type="float" office:value="30.9738" calcext:value-type="float">
            <text:p>30.97</text:p>
          </table:table-cell>
          <table:table-cell office:value-type="string" calcext:value-type="string">
            <text:p>P</text:p>
          </table:table-cell>
          <table:table-cell table:formula="of:=UPPER([.J32])" office:value-type="string" office:string-value="P" calcext:value-type="string">
            <text:p>P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 office:value-type="float" office:value="30.97" calcext:value-type="float">
            <text:p>30.97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.42</text:p>
          </table:table-cell>
          <table:table-cell office:value-type="string" calcext:value-type="string">
            <text:p>PD</text:p>
          </table:table-cell>
          <table:table-cell table:formula="of:=UPPER([.J33])" office:value-type="string" office:string-value="PD" calcext:value-type="string">
            <text:p>PD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.42</text:p>
          </table:table-cell>
          <table:table-cell office:value-type="string" calcext:value-type="string">
            <text:p>P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T</text:p>
          </table:table-cell>
          <table:table-cell office:value-type="float" office:value="195.078" calcext:value-type="float">
            <text:p>195.08</text:p>
          </table:table-cell>
          <table:table-cell office:value-type="string" calcext:value-type="string">
            <text:p>PT</text:p>
          </table:table-cell>
          <table:table-cell table:formula="of:=UPPER([.J34])" office:value-type="string" office:string-value="PT" calcext:value-type="string">
            <text:p>PT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T</text:p>
          </table:table-cell>
          <table:table-cell office:value-type="float" office:value="195.08" calcext:value-type="float">
            <text:p>195.08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B</text:p>
          </table:table-cell>
          <table:table-cell office:value-type="float" office:value="85.4678" calcext:value-type="float">
            <text:p>85.47</text:p>
          </table:table-cell>
          <table:table-cell office:value-type="string" calcext:value-type="string">
            <text:p>RB</text:p>
          </table:table-cell>
          <table:table-cell table:formula="of:=UPPER([.J35])" office:value-type="string" office:string-value="RB" calcext:value-type="string">
            <text:p>RB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B</text:p>
          </table:table-cell>
          <table:table-cell office:value-type="float" office:value="85.47" calcext:value-type="float">
            <text:p>85.47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H</text:p>
          </table:table-cell>
          <table:table-cell office:value-type="float" office:value="102.9055" calcext:value-type="float">
            <text:p>102.91</text:p>
          </table:table-cell>
          <table:table-cell office:value-type="string" calcext:value-type="string">
            <text:p>RH</text:p>
          </table:table-cell>
          <table:table-cell table:formula="of:=UPPER([.J36])" office:value-type="string" office:string-value="RH" calcext:value-type="string">
            <text:p>RH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H</text:p>
          </table:table-cell>
          <table:table-cell office:value-type="float" office:value="102.91" calcext:value-type="float">
            <text:p>102.91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office:value-type="float" office:value="32.065" calcext:value-type="float">
            <text:p>32.07</text:p>
          </table:table-cell>
          <table:table-cell office:value-type="string" calcext:value-type="string">
            <text:p>S</text:p>
          </table:table-cell>
          <table:table-cell table:formula="of:=UPPER([.J37])" office:value-type="string" office:string-value="S" calcext:value-type="string">
            <text:p>S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SB</text:p>
          </table:table-cell>
          <table:table-cell table:formula="of:=UPPER([.J38])" office:value-type="string" office:string-value="SB" calcext:value-type="string">
            <text:p>SB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</text:p>
          </table:table-cell>
          <table:table-cell office:value-type="float" office:value="121.76" calcext:value-type="float">
            <text:p>121.76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</text:p>
          </table:table-cell>
          <table:table-cell office:value-type="float" office:value="44.9559" calcext:value-type="float">
            <text:p>44.96</text:p>
          </table:table-cell>
          <table:table-cell office:value-type="string" calcext:value-type="string">
            <text:p>SC</text:p>
          </table:table-cell>
          <table:table-cell table:formula="of:=UPPER([.J39])" office:value-type="string" office:string-value="SC" calcext:value-type="string">
            <text:p>SC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</text:p>
          </table:table-cell>
          <table:table-cell office:value-type="float" office:value="44.96" calcext:value-type="float">
            <text:p>44.96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</text:p>
          </table:table-cell>
          <table:table-cell office:value-type="float" office:value="28.0855" calcext:value-type="float">
            <text:p>28.09</text:p>
          </table:table-cell>
          <table:table-cell office:value-type="string" calcext:value-type="string">
            <text:p>SI</text:p>
          </table:table-cell>
          <table:table-cell table:formula="of:=UPPER([.J40])" office:value-type="string" office:string-value="SI" calcext:value-type="string">
            <text:p>SI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</text:p>
          </table:table-cell>
          <table:table-cell office:value-type="float" office:value="28.09" calcext:value-type="float">
            <text:p>28.09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.71</text:p>
          </table:table-cell>
          <table:table-cell office:value-type="string" calcext:value-type="string">
            <text:p>SN</text:p>
          </table:table-cell>
          <table:table-cell table:formula="of:=UPPER([.J41])" office:value-type="string" office:string-value="SN" calcext:value-type="string">
            <text:p>SN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.71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.62</text:p>
          </table:table-cell>
          <table:table-cell office:value-type="string" calcext:value-type="string">
            <text:p>SR</text:p>
          </table:table-cell>
          <table:table-cell table:formula="of:=UPPER([.J42])" office:value-type="string" office:string-value="SR" calcext:value-type="string">
            <text:p>SR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.62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I</text:p>
          </table:table-cell>
          <table:table-cell office:value-type="float" office:value="47.867" calcext:value-type="float">
            <text:p>47.87</text:p>
          </table:table-cell>
          <table:table-cell office:value-type="string" calcext:value-type="string">
            <text:p>TI</text:p>
          </table:table-cell>
          <table:table-cell table:formula="of:=UPPER([.J43])" office:value-type="string" office:string-value="TI" calcext:value-type="string">
            <text:p>TI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I</text:p>
          </table:table-cell>
          <table:table-cell office:value-type="float" office:value="47.87" calcext:value-type="float">
            <text:p>47.87</text:p>
          </table:table-cell>
          <table:table-cell office:value-type="string" calcext:value-type="string">
            <text:p>T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float" office:value="50.9415" calcext:value-type="float">
            <text:p>50.94</text:p>
          </table:table-cell>
          <table:table-cell office:value-type="string" calcext:value-type="string">
            <text:p>V</text:p>
          </table:table-cell>
          <table:table-cell table:formula="of:=UPPER([.J44])" office:value-type="string" office:string-value="V" calcext:value-type="string">
            <text:p>V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float" office:value="50.94" calcext:value-type="float">
            <text:p>50.9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</text:p>
          </table:table-cell>
          <table:table-cell office:value-type="float" office:value="183.84" calcext:value-type="float">
            <text:p>183.84</text:p>
          </table:table-cell>
          <table:table-cell office:value-type="string" calcext:value-type="string">
            <text:p>W</text:p>
          </table:table-cell>
          <table:table-cell table:formula="of:=UPPER([.J45])" office:value-type="string" office:string-value="W" calcext:value-type="string">
            <text:p>W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W</text:p>
          </table:table-cell>
          <table:table-cell office:value-type="float" office:value="183.84" calcext:value-type="float">
            <text:p>183.8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  <table:table-cell office:value-type="float" office:value="88.9509" calcext:value-type="float">
            <text:p>88.95</text:p>
          </table:table-cell>
          <table:table-cell office:value-type="string" calcext:value-type="string">
            <text:p>Y</text:p>
          </table:table-cell>
          <table:table-cell table:formula="of:=UPPER([.J46])" office:value-type="string" office:string-value="Y" calcext:value-type="string">
            <text:p>Y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</text:p>
          </table:table-cell>
          <table:table-cell office:value-type="float" office:value="88.95" calcext:value-type="float">
            <text:p>88.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ZN</text:p>
          </table:table-cell>
          <table:table-cell office:value-type="float" office:value="65.39" calcext:value-type="float">
            <text:p>65.39</text:p>
          </table:table-cell>
          <table:table-cell office:value-type="string" calcext:value-type="string">
            <text:p>ZN</text:p>
          </table:table-cell>
          <table:table-cell table:formula="of:=UPPER([.J47])" office:value-type="string" office:string-value="ZN" calcext:value-type="string">
            <text:p>ZN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ZN</text:p>
          </table:table-cell>
          <table:table-cell office:value-type="float" office:value="65.39" calcext:value-type="float">
            <text:p>65.39</text:p>
          </table:table-cell>
          <table:table-cell office:value-type="string" calcext:value-type="string">
            <text:p>Z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R</text:p>
          </table:table-cell>
          <table:table-cell office:value-type="float" office:value="91.224" calcext:value-type="float">
            <text:p>91.22</text:p>
          </table:table-cell>
          <table:table-cell office:value-type="string" calcext:value-type="string">
            <text:p>ZR</text:p>
          </table:table-cell>
          <table:table-cell table:formula="of:=UPPER([.J48])" office:value-type="string" office:string-value="ZR" calcext:value-type="string">
            <text:p>ZR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R</text:p>
          </table:table-cell>
          <table:table-cell office:value-type="float" office:value="91.22" calcext:value-type="float">
            <text:p>91.22</text:p>
          </table:table-cell>
          <table:table-cell office:value-type="string" calcext:value-type="string">
            <text:p>Z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</text:p>
          </table:table-cell>
          <table:table-cell office:value-type="float" office:value="20.1797" calcext:value-type="float">
            <text:p>20.18</text:p>
          </table:table-cell>
          <table:table-cell office:value-type="string" calcext:value-type="string">
            <text:p>NE</text:p>
          </table:table-cell>
          <table:table-cell table:formula="of:=UPPER([.J49])" office:value-type="string" office:string-value="NE" calcext:value-type="string">
            <text:p>NE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</text:p>
          </table:table-cell>
          <table:table-cell office:value-type="float" office:value="20.18" calcext:value-type="float">
            <text:p>20.18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.95</text:p>
          </table:table-cell>
          <table:table-cell office:value-type="string" calcext:value-type="string">
            <text:p>AR</text:p>
          </table:table-cell>
          <table:table-cell table:formula="of:=UPPER([.J50])" office:value-type="string" office:string-value="AR" calcext:value-type="string">
            <text:p>AR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R</text:p>
          </table:table-cell>
          <table:table-cell office:value-type="float" office:value="83.8" calcext:value-type="float">
            <text:p>83.80</text:p>
          </table:table-cell>
          <table:table-cell office:value-type="string" calcext:value-type="string">
            <text:p>KR</text:p>
          </table:table-cell>
          <table:table-cell table:formula="of:=UPPER([.J51])" office:value-type="string" office:string-value="KR" calcext:value-type="string">
            <text:p>KR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KR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E</text:p>
          </table:table-cell>
          <table:table-cell office:value-type="float" office:value="131.293" calcext:value-type="float">
            <text:p>131.29</text:p>
          </table:table-cell>
          <table:table-cell office:value-type="string" calcext:value-type="string">
            <text:p>XE</text:p>
          </table:table-cell>
          <table:table-cell table:formula="of:=UPPER([.J52])" office:value-type="string" office:string-value="XE" calcext:value-type="string">
            <text:p>XE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E</text:p>
          </table:table-cell>
          <table:table-cell office:value-type="float" office:value="131.29" calcext:value-type="float">
            <text:p>131.29</text:p>
          </table:table-cell>
          <table:table-cell office:value-type="string" calcext:value-type="string">
            <text:p>X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S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N</text:p>
          </table:table-cell>
          <table:table-cell office:value-type="float" office:value="222" calcext:value-type="float">
            <text:p>222.00</text:p>
          </table:table-cell>
          <table:table-cell office:value-type="string" calcext:value-type="string">
            <text:p>RN</text:p>
          </table:table-cell>
          <table:table-cell table:formula="of:=UPPER([.J53])" office:value-type="string" office:string-value="RN" calcext:value-type="string">
            <text:p>RN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N</text:p>
          </table:table-cell>
        </table:table-row>
        <table:table-row table:style-name="ro1" table:number-rows-repeated="38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2"/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3"/>
          <table:table-cell table:style-name="Default" table:number-columns-repeated="2"/>
          <table:table-cell table:number-columns-repeated="4"/>
          <table:table-cell table:style-name="ce4"/>
          <table:table-cell table:style-name="ce5"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ce4"/>
          <table:table-cell table:style-name="ce5" table:number-columns-repeated="2"/>
          <table:table-cell table:style-name="ce3"/>
          <table:table-cell table:style-name="ce5"/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ce5" table:number-columns-spanned="5" table:number-rows-spanned="1"/>
          <table:covered-table-cell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07:48:42.579236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1:47:33.535914617</meta:creation-date>
    <dc:date>2018-08-02T11:25:08.006553711</dc:date>
    <meta:editing-duration>PT3H23M34S</meta:editing-duration>
    <meta:editing-cycles>7</meta:editing-cycles>
    <meta:generator>LibreOffice/6.0.3.2$Linux_X86_64 LibreOffice_project/00m0$Build-2</meta:generator>
    <meta:document-statistic meta:table-count="1" meta:cell-count="561" meta:object-count="0"/>
  </office:meta>
</office:document-meta>
</file>